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officeooo:paragraph-rsid="002f4d4c"/>
    </style:style>
    <style:style style:name="P10" style:family="paragraph" style:parent-style-name="Standard" style:list-style-name="L2">
      <style:text-properties officeooo:paragraph-rsid="00220e5d"/>
    </style:style>
    <style:style style:name="P11" style:family="paragraph" style:parent-style-name="Standard" style:list-style-name="L3"/>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style:style style:name="T10" style:family="text">
      <style:text-properties officeooo:rsid="001fa748"/>
    </style:style>
    <style:style style:name="T11" style:family="text">
      <style:text-properties officeooo:rsid="00211919"/>
    </style:style>
    <style:style style:name="T12" style:family="text">
      <style:text-properties officeooo:rsid="00220e5d"/>
    </style:style>
    <style:style style:name="T13" style:family="text">
      <style:text-properties officeooo:rsid="0023d2c6"/>
    </style:style>
    <style:style style:name="T14" style:family="text">
      <style:text-properties officeooo:rsid="0024e106"/>
    </style:style>
    <style:style style:name="T15" style:family="text">
      <style:text-properties officeooo:rsid="00266f6f"/>
    </style:style>
    <style:style style:name="T16" style:family="text">
      <style:text-properties officeooo:rsid="002798c0"/>
    </style:style>
    <style:style style:name="T17" style:family="text">
      <style:text-properties officeooo:rsid="002c7be5"/>
    </style:style>
    <style:style style:name="T18" style:family="text">
      <style:text-properties officeooo:rsid="002e5405"/>
    </style:style>
    <style:style style:name="T19" style:family="text">
      <style:text-properties officeooo:rsid="002f4d4c"/>
    </style:style>
    <style:style style:name="T20" style:family="text">
      <style:text-properties officeooo:rsid="003007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list xml:id="list4204696240" text:style-name="L3">
        <text:list-item>
          <text:p text:style-name="P11"><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list-item>
        <text:list-item>
          <text:p text:style-name="P11"><text:span text:style-name="T7">les instruments de musique virtuel</text:span></text:p>
        </text:list-item>
        <text:list-item>
          <text:p text:style-name="P11"><text:span text:style-name="T7">les trackers</text:span></text:p>
        </text:list-item>
        <text:list-item>
          <text:p text:style-name="P11"><text:span text:style-name="T7">les logiciels de notation musicale</text:span></text:p>
        </text:list-item>
        <text:list-item>
          <text:p text:style-name="P11"><text:span text:style-name="T7">les synthétiseurs logiciels</text:span></text:p>
        </text:list-item>
        <text:list-item>
          <text:p text:style-name="P11"><text:span text:style-name="T7">les outils éducatifs</text:span></text:p>
        </text:list-item>
      </text:list>
      <text:p text:style-name="Standard"/>
      <text:p text:style-name="Standard"/>
      <text:p text:style-name="Standard">II. <text:span text:style-name="T1">L</text:span>e fonctionnement des MAO</text:p>
      <text:list xml:id="list1779142997" text:style-name="L2">
        <text:list-item>
          <text:p text:style-name="P10"><text:span text:style-name="T11">Les </text:span><text:span text:style-name="T16">séquenceurs</text:span><text:span text:style-name="T11"> se basent tous en général autour de « samples » c’est à dire de morceaux d’instruments enregistrés dans le logiciel.Cependant, certains logiciels intègrent directement le jeu sur instrument complet (MIDI instruments). Ils utilisent </text:span><text:span text:style-name="T12">un système de signal on/off pour activer les notes depuis une banque MIDI (stockage des notes de musiques enregistrées), </text:span><text:span text:style-name="T13">(Ableton comme exemple vient avec une banque de sample et d’instruments pré-enregistrés, gérable à partir d’un clavier </text:span><text:span text:style-name="T14">maître</text:span><text:span text:style-name="T13"> en MIDI)</text:span></text:p>
        </text:list-item>
        <text:list-item>
          <text:p text:style-name="P10"><text:span text:style-name="T15">Le tracker utilise uniquement des samples, qu’on agrémente d’effets pour obtenir le son qu’on souhaite, leur utilisation est plus complexes que les séquenceurs, mais ils sont très pratiques pour faire des loops</text:span></text:p>
        </text:list-item>
        <text:list-item>
          <text:p text:style-name="P10"><text:span text:style-name="T15">Notation musicale, utilise toutes les particularités du solfège en un logiciel</text:span></text:p>
        </text:list-item>
        <text:list-item>
          <text:p text:style-name="P10"><text:span text:style-name="T15">Les synthé sont une numérisation de vrais synthétiseurs, ce qui les rend plus simple d’accès (un vrai synthé c’est énorme). </text:span><text:span text:style-name="T16">Ils sont en général sous la norme VST.</text:span></text:p>
        </text:list-item>
        <text:list-item>
          <text:p text:style-name="P10"><text:span text:style-name="T16">Les outils éducatifs utilisent des cours d’apprentissages numérisés, permettant à l’élève d’assister à un cours sans avoir besoin d’un professeur (même si c’est toujours mieux d’apprendre avec un humain qu’avec une machine)</text:span></text:p>
        </text:list-item>
      </text:list>
      <text:p text:style-name="Standard"/>
      <text:p text:style-name="Standard">III. Licences, packs de samples et droits. <text:span text:style-name="T20">(éco-droit)</text:span></text:p>
      <text:list xml:id="list1454262791" text:style-name="L1">
        <text:list-item>
          <text:p text:style-name="P8"><text:span text:style-name="T17">Beaucoup de MAO sont des logiciels complexes, difficiles à développer et donc pour pouvoir les utiliser, nous (particuliers) devons payer une licence afin d’obtenir les droits légaux d’utilisation du logiciel auprès de l’entreprise qui le maintiens.</text:span></text:p>
        </text:list-item>
        <text:list-item>
          <text:p text:style-name="P8"><text:span text:style-name="T18">Les packs de samples sont des extensions achetables ou gratuites pour permettre à l’utilisateur de créer plus de contenu </text:span><text:span text:style-name="T19">à l’aide d’un apport en samples. Ces packs peuvent être créer soit par des entreprises professionnelles soit par des particuliers qui samplent des sonorités pour pouvoir ensuite les réutiliser. Ces packs sont soumis aux mêmes droit d’utilisations que les licences. On retrouve aussi dans ces packs des synthétiseurs à acheter aussi.</text:span></text:p>
        </text:list-item>
        <text:list-item>
          <text:p text:style-name="P9"><text:span text:style-name="T19">Les droits appliqués sont en général ceux du pays de l’entreprise (Allemagne pour ableton par exemple). Lors de l’achat du logiciel, l’utilisateur obtient les droits de licence octroyés par l’entreprise sur son logiciel.</text:span><text:span text:style-name="T17"> Ces licences sont soumises à des restrictions qui </text:span><text:soft-page-break/><text:span text:style-name="T17">garantissent son intégrité et son développement privé. Par exemple, en tant que titulaire d’une licence nous ce sommes pas autorisés à décompiler et à désassembler le logiciel.)</text:span></text:p>
        </text:list-item>
      </text:list>
      <text:p text:style-name="Standard"/>
      <text:p text:style-name="Standard">Conclu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10-01T09:09:00Z</meta:creation-date>
    <dc:date>2020-11-16T11:10:03.339000000</dc:date>
    <meta:editing-cycles>23</meta:editing-cycles>
    <meta:editing-duration>PT1H20M3S</meta:editing-duration>
    <meta:document-statistic meta:table-count="0" meta:image-count="0" meta:object-count="0" meta:page-count="2" meta:paragraph-count="21" meta:word-count="509" meta:character-count="3332" meta:non-whitespace-character-count="2858"/>
    <meta:template xlink:type="simple" xlink:actuate="onRequest" xlink:title="" xlink:href="Normal.dotm"/>
  </office:meta>
</office:document-meta>
</file>